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5cm" fo:min-width="2.8cm"/>
    </style:style>
    <style:style style:name="gr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5cm" fo:min-width="1.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center" style:text-autospace="none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227cm" svg:height="17.279cm" svg:x="2.1cm" svg:y="1.4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4" draw:layer="layout" svg:width="3.3cm" svg:height="1.7cm" svg:x="2.8cm" svg:y="2.2cm">
          <text:p text:style-name="P2"><text:span text:style-name="T1">Safari</text:span></text:p>
          <text:p text:style-name="P2"><text:span text:style-name="T1">43</text:span></text:p>
          <text:p text:style-name="P3"><text:span text:style-name="T1">(26,06%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7cm" svg:x="3.9cm" svg:y="16cm">
          <text:p text:style-name="P2"><text:span text:style-name="T1">Chrome</text:span></text:p>
          <text:p text:style-name="P2"><text:span text:style-name="T1">97</text:span></text:p>
          <text:p text:style-name="P5"><text:span text:style-name="T1">(58,79%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7cm" svg:x="24.875cm" svg:y="2.4cm">
          <text:p text:style-name="P2"><text:span text:style-name="T1">Firefox</text:span></text:p>
          <text:p text:style-name="P2"><text:span text:style-name="T1">25</text:span></text:p>
          <text:p text:style-name="P3"><text:span text:style-name="T1">(15,15%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1:58:19.280953000</meta:creation-date>
    <dc:date>2016-01-30T12:27:42.168395000</dc:date>
    <meta:editing-duration>PT14M11S</meta:editing-duration>
    <meta:editing-cycles>2</meta:editing-cycles>
    <meta:generator>LibreOffice/5.0.4.2$MacOSX_X86_64 LibreOffice_project/2b9802c1994aa0b7dc6079e128979269cf95bc78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="hatch" draw:fill-color="#ffffff" draw:fill-hatch-name="Black_20_0_20_Degrees" draw:fill-hatch-solid="true"/>
    </style:style>
    <style:style style:name="ch8" style:family="chart">
      <style:chart-properties chart:solid-type="cuboid"/>
      <style:graphic-properties draw:fill="hatch" draw:fill-color="#ffffff" draw:fill-hatch-name="Black_20_90_20_Degrees" draw:fill-hatch-solid="true"/>
    </style:style>
    <style:style style:name="ch9" style:family="chart">
      <style:chart-properties chart:solid-type="cuboid"/>
      <style:graphic-properties draw:fill="hatch" draw:fill-color="#ffffff" draw:fill-hatch-name="Black_20_45_20_Degrees" draw:fill-hatch-solid="tru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28cm" svg:height="17.28cm" xlink:href="." xlink:type="simple" chart:class="chart:ring" chart:style-name="ch1">
        <chart:plot-area chart:style-name="ch2" chart:data-source-has-labels="both" svg:x="0.524cm" svg:y="0.345cm" svg:width="25.18cm" svg:height="16.5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524cm" svg:y="1.085cm" svg:width="25.18cm" svg:height="15.10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local-table.$B$2:.$D$2" chart:label-cell-address="local-table.$A$2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ari</text:p>
              </table:table-cell>
              <table:table-cell office:value-type="string">
                <text:p>Chrome</text:p>
              </table:table-cell>
              <table:table-cell office:value-type="string">
                <text:p>Firefox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